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CEC000009B10DB262C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Lef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0.9cm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1.8cm"/>
    </style:style>
    <style:style style:name="pr2" style:family="presentation" style:parent-style-name="Inspiration-subtitle">
      <style:graphic-properties draw:fill-color="#ffffff" draw:auto-grow-height="true" fo:min-height="10cm"/>
    </style:style>
    <style:style style:name="pr3" style:family="presentation" style:parent-style-name="Inspiration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fo:min-height="1.8cm"/>
    </style:style>
    <style:style style:name="pr5" style:family="presentation" style:parent-style-name="Inspiration-outline1">
      <style:graphic-properties fo:min-height="11.93cm"/>
    </style:style>
    <style:style style:name="pr6" style:family="presentation" style:parent-style-name="Inspiration-notes">
      <style:graphic-properties draw:fill-color="#ffffff" fo:min-height="13.364cm"/>
    </style:style>
    <style:style style:name="P1" style:family="paragraph">
      <style:text-properties fo:font-size="28.100000381469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 xml:id="id1" draw:id="id1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<text:s text:c="3"/>MVCBr com Delphi</text:p>
          </draw:text-box>
        </draw:frame>
        <draw:frame presentation:style-name="pr2" draw:layer="layout" svg:width="24.639cm" svg:height="10cm" svg:x="2cm" svg:y="4.8cm" presentation:class="subtitle" presentation:user-transformed="true">
          <draw:text-box>
            <text:p>Reorganizando o código</text:p>
            <text:p>sem abrir mão do RAD</text:p>
          </draw:text-box>
        </draw:frame>
        <draw:frame draw:style-name="gr1" draw:layer="layout" svg:width="21.4cm" svg:height="1.675cm" svg:x="2.8cm" svg:y="15cm">
          <draw:text-box>
            <text:p>Amarildo Lacerda <text:s text:c="50"/>Kleberson Toro</text:p>
            <text:p/>
          </draw:text-box>
        </draw:frame>
        <anim:par presentation:node-type="timing-root">
          <anim:par smil:begin="id1.begin">
            <anim:transitionFilter smil:dur="1s" smil:type="slideWipe" smil:subtype="fromLeft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 xml:id="id2" draw:id="id2">
        <office:forms form:automatic-focus="false" form:apply-design-mode="false"/>
        <draw:frame presentation:style-name="pr4" draw:layer="layout" svg:width="19.6cm" svg:height="1.8cm" svg:x="2cm" svg:y="1.7cm" presentation:class="title" presentation:user-transformed="true">
          <draw:text-box>
            <text:p>Armadilhas do RAD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3">
              <text:list-item>
                <text:p>Não estabeleceu um padrão de projeto</text:p>
              </text:list-item>
              <text:list-item>
                <text:p>Cultura do arrastar e soltar</text:p>
              </text:list-item>
              <text:list-item>
                <text:p>Copy and Paste</text:p>
              </text:list-item>
              <text:list-item>
                <text:p>Possibilitou alto acoplamento</text:p>
              </text:list-item>
              <text:list-item>
                <text:p>Dificuldade em tornar Testável</text:p>
                <text:p/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Left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 xml:id="id3" draw:id="id3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Design Patterns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3">
              <text:list-item>
                <text:p>Pode ser visto como um recurso estruturado de programação intermediário entre a organização e o algorítimo concreto.</text:p>
              </text:list-item>
              <text:list-item>
                <text:p>Reutilização de código para solução de situações comuns ao conjunto de objetivos que o aplicativo deve obter.</text:p>
              </text:list-item>
              <text:list-item>
                <text:p>Regras formais como “best practices” que o programador pode utilizar para resolver problemas comuns na construção de software.</text:p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Left"/>
          </anim:par>
        </anim:par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 xml:id="id4" draw:id="id4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<text:s/>Do procedural para o MVVM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3">
              <text:list-item>
                <text:p>O procedural influenciou a falta de organização</text:p>
              </text:list-item>
              <text:list-item>
                <text:p>Modelo MVVM não conseguiu separar o Model x View</text:p>
              </text:list-item>
              <text:list-item>
                <text:p>Dificuldade em efetuar teste unitário quando a regra de negócio esta junto a View</text:p>
              </text:list-item>
              <text:list-item>
                <text:p>Alta referência entre UNITs facilitou elevação do acoplamento</text:p>
              </text:list-item>
              <text:list-item>
                <text:p>Falta de especialização</text:p>
              </text:list-item>
            </text:list>
          </draw:text-box>
        </draw:frame>
        <anim:par presentation:node-type="timing-root">
          <anim:par smil:begin="id4.begin">
            <anim:transitionFilter smil:dur="1s" smil:type="slideWipe" smil:subtype="fromLeft"/>
          </anim:par>
        </anim:par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 xml:id="id5" draw:id="id5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MVC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3">
              <text:list-item>
                <text:p>Propõe separar Visão x Regra de negócio</text:p>
              </text:list-item>
              <text:list-item>
                <text:p>Tornar o código testável</text:p>
              </text:list-item>
              <text:list-item>
                <text:p>Separação de responsabilidade</text:p>
              </text:list-item>
              <text:list-item>
                <text:p>Reutilização sem acoplamento</text:p>
              </text:list-item>
              <text:list-item>
                <text:p>Manter regras extensíveis por herança (Open/Close)</text:p>
              </text:list-item>
              <text:list-item>
                <text:p>Aplicação de Classes Fábricas para solução de problema comuns</text:p>
              </text:list-item>
              <text:list-item>
                <text:p>Encapsular classes complexas em interfaces comuns com Patterns</text:p>
              </text:list-item>
            </text:list>
          </draw:text-box>
        </draw:frame>
        <anim:par presentation:node-type="timing-root">
          <anim:par smil:begin="id5.begin">
            <anim:transitionFilter smil:dur="1s" smil:type="slideWipe" smil:subtype="from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5" presentation:class="page"/>
          <draw:frame presentation:style-name="pr6" draw:layer="layout" svg:width="16.799cm" svg:height="13.364cm" svg:x="2.1cm" svg:y="14.107cm" presentation:class="notes">
            <draw:text-box>
              <text:p>Quando as regras e o formulário se misturam.</text:p>
              <text:p>https://pt.wikipedia.org/wiki/Façade</text:p>
            </draw:text-box>
          </draw:frame>
        </presentation:notes>
      </draw:page>
      <draw:page draw:name="page6" draw:style-name="dp1" draw:master-page-name="Inspiration" presentation:presentation-page-layout-name="AL2T1" xml:id="id6" draw:id="id6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MVCBr - Controller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3">
              <text:list-item>
                <text:p>Controller é um “container” de controle intermediário entre o Model e o View</text:p>
              </text:list-item>
              <text:list-item>
                <text:p>Um Controller controla 1 View</text:p>
              </text:list-item>
              <text:list-item>
                <text:p>Um Controller para N Models</text:p>
              </text:list-item>
              <text:list-item>
                <text:p>Ao ser carregado o Controller inicia a sua View e os Models que irá manter relacionamento</text:p>
                <text:p/>
              </text:list-item>
              <text:list-item>
                <text:p>Sabe onde... Pergunte la na esquina para o Controller..</text:p>
              </text:list-item>
            </text:list>
          </draw:text-box>
        </draw:frame>
        <anim:par presentation:node-type="timing-root">
          <anim:par smil:begin="id6.begin">
            <anim:transitionFilter smil:dur="1s" smil:type="slideWipe" smil:subtype="from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 xml:id="id7" draw:id="id7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<text:s/>MVCBr - View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3">
              <text:list-item>
                <text:p>View é o meio de comunicação entre o sistema e o usuário</text:p>
              </text:list-item>
              <text:list-item>
                <text:p>Também conhecido como a camada de apresentação</text:p>
                <text:p/>
              </text:list-item>
              <text:list-item>
                <text:p>No View ficam os Grids, Labels, Edits, Combos e componentes de visualização</text:p>
                <text:p/>
              </text:list-item>
              <text:list-item>
                <text:p>O View mantém dialogo com Usuário</text:p>
              </text:list-item>
            </text:list>
          </draw:text-box>
        </draw:frame>
        <anim:par presentation:node-type="timing-root">
          <anim:par smil:begin="id7.begin">
            <anim:transitionFilter smil:dur="1s" smil:type="slideWipe" smil:subtype="fromLeft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 xml:id="id8" draw:id="id8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MVCBr - Model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3">
              <text:list-item>
                <text:p>Regras de Negócio</text:p>
              </text:list-item>
              <text:list-item>
                <text:p>Persistência</text:p>
              </text:list-item>
              <text:list-item>
                <text:p>Validações</text:p>
              </text:list-item>
              <text:list-item>
                <text:p>Controle de Navegação</text:p>
              </text:list-item>
              <text:list-item>
                <text:p>Configurações</text:p>
                <text:p/>
              </text:list-item>
              <text:list-item>
                <text:p>Model é reutilizável e testável</text:p>
              </text:list-item>
            </text:list>
          </draw:text-box>
        </draw:frame>
        <anim:par presentation:node-type="timing-root">
          <anim:par smil:begin="id8.begin">
            <anim:transitionFilter smil:dur="1s" smil:type="slideWipe" smil:subtype="fromLeft"/>
          </anim:par>
        </anim:par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 xml:id="id9" draw:id="id9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MVCBr é RAD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3">
              <text:list-item>
                <text:p>Não precisa abrir mão do RAD para MVCBr</text:p>
              </text:list-item>
              <text:list-item>
                <text:p>Multiplas plataformas</text:p>
              </text:list-item>
              <text:list-item>
                <text:p>Experts para construção de artefatos (Model/View/Contoller)</text:p>
              </text:list-item>
              <text:list-item>
                <text:p>RESTful com OData por configuração do metadata</text:p>
              </text:list-item>
              <text:list-item>
                <text:p>Componentes para CRUD com acesso ao OData</text:p>
              </text:list-item>
              <text:list-item>
                <text:p>Testável utilizando Dunit e Mocks</text:p>
                <text:p/>
              </text:list-item>
            </text:list>
          </draw:text-box>
        </draw:frame>
        <anim:par presentation:node-type="timing-root">
          <anim:par smil:begin="id9.begin">
            <anim:transitionFilter smil:dur="1s" smil:type="slideWipe" smil:subtype="fromLeft"/>
          </anim:par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 xml:id="id10" draw:id="id10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Quando trocar o RAD pelo POO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3">
              <text:list-item>
                <text:p>Não precisa deixar de usar o RAD para adotar MVCBr</text:p>
              </text:list-item>
              <text:list-item>
                <text:p>Partes ruim a remover</text:p>
                <text:list>
                  <text:list-item>
                    <text:p>Regras de negócio misturado a View</text:p>
                  </text:list-item>
                  <text:list-item>
                    <text:p>Regras não testáveis</text:p>
                  </text:list-item>
                  <text:list-item>
                    <text:p>Conexões x Forms fortemente ligados</text:p>
                  </text:list-item>
                </text:list>
              </text:list-item>
              <text:list-item>
                <text:p>O que manter</text:p>
                <text:list>
                  <text:list-item>
                    <text:p>Pequeno volume de código</text:p>
                  </text:list-item>
                  <text:list-item>
                    <text:p>Velocidade de desenvolvimento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slideWipe" smil:subtype="fromLeft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 xml:id="id11" draw:id="id1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Porque refatorar ?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3">
              <text:list-header>
                <text:p><text:s/>Removendo as partes ruins para facilitar</text:p>
              </text:list-header>
              <text:list-item>
                <text:p>Desenvolvimento</text:p>
              </text:list-item>
              <text:list-item>
                <text:p>Manutenção</text:p>
              </text:list-item>
              <text:list-item>
                <text:p>Debug</text:p>
              </text:list-item>
              <text:list-item>
                <text:p>Reutilização</text:p>
              </text:list-item>
              <text:list-item>
                <text:p>Test</text:p>
              </text:list-item>
              <text:list-item>
                <text:p>Performance</text:p>
              </text:list-item>
            </text:list>
          </draw:text-box>
        </draw:frame>
        <anim:par presentation:node-type="timing-root">
          <anim:par smil:begin="id11.begin">
            <anim:transitionFilter smil:dur="1s" smil:type="slideWipe" smil:subtype="fromLeft"/>
          </anim:par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 xml:id="id12" draw:id="id12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Apresentando MVCBr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3">
              <text:list-item>
                <text:p><text:a xlink:href="https://github.com/amarildolacerda/MVCBr" xlink:type="simple">https://github.com/amarildolacerda/MVCBr</text:a></text:p>
              </text:list-item>
              <text:list-item>
                <text:p><text:a xlink:href="http://www.tireideletra.com.br/" xlink:type="simple">http://www.tireideletra.com.br/</text:a></text:p>
              </text:list-item>
              <text:list-item>
                <text:p>Telegram: <text:s/><text:a xlink:href="https://t.me/MVCBr" xlink:type="simple">https://t.me/MVCBr</text:a></text:p>
              </text:list-item>
              <text:list-item>
                <text:p>Fb: <text:s/><text:a xlink:href="https://www.facebook.com/MVCBr.amarildolacerda" xlink:type="simple">https://www.facebook.com/MVCBr.amarildolacerda</text:a></text:p>
                <text:p/>
              </text:list-item>
              <text:list-item>
                <text:p><text:a xlink:href="https://en.wikipedia.org/wiki/Design_Patterns" xlink:type="simple">https://en.wikipedia.org/wiki/Design_Patterns</text:a></text:p>
              </text:list-item>
              <text:list-item>
                <text:p>https://en.wikipedia.org/wiki/Model-view-controller</text:p>
              </text:list-item>
            </text:list>
          </draw:text-box>
        </draw:frame>
        <anim:par presentation:node-type="timing-root">
          <anim:par smil:begin="id12.begin">
            <anim:transitionFilter smil:dur="1s" smil:type="slideWipe" smil:subtype="from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 xml:id="id13" draw:id="id13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Agradecimento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3">
              <text:list-item>
                <text:p>Gratidão a todos que colaboraram de alguma forma com o projeto</text:p>
                <text:p/>
                <text:p>em particular:</text:p>
                <text:p><text:s text:c="4"/>Kleberson Toro</text:p>
                <text:p>que lançou luz sobre o projeto</text:p>
                <text:p/>
                <text:p>Amarildo Lacerda - 2017</text:p>
              </text:list-item>
            </text:list>
          </draw:text-box>
        </draw:frame>
        <anim:par presentation:node-type="timing-root">
          <anim:par smil:begin="id13.begin">
            <anim:transitionFilter smil:dur="1s" smil:type="slideWipe" smil:subtype="from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 xml:id="id14" draw:id="id14">
        <office:forms form:automatic-focus="false" form:apply-design-mode="false"/>
        <draw:frame presentation:style-name="pr4" draw:layer="layout" svg:width="19.6cm" svg:height="1.8cm" svg:x="1.2cm" svg:y="1.8cm" presentation:class="title" presentation:placeholder="true">
          <draw:text-box/>
        </draw:frame>
        <draw:frame presentation:style-name="pr5" draw:layer="layout" svg:width="24.639cm" svg:height="12.18cm" svg:x="1.4cm" svg:y="5.82cm" presentation:class="outline" presentation:placeholder="true">
          <draw:text-box/>
        </draw:frame>
        <anim:par presentation:node-type="timing-root">
          <anim:par smil:begin="id14.begin">
            <anim:transitionFilter smil:dur="1s" smil:type="slideWipe" smil:subtype="fromLeft"/>
          </anim:par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6T21:35:27.83</meta:creation-date>
    <dc:date>2017-07-09T19:54:34.09</dc:date>
    <meta:editing-duration>PT2H35M14S</meta:editing-duration>
    <meta:editing-cycles>22</meta:editing-cycles>
    <meta:generator>LibreOffice/4.0.1.2$Windows_x86 LibreOffice_project/84102822e3d61eb989ddd325abf1ac077904985</meta:generator>
    <meta:document-statistic meta:object-count="90"/>
  </office:meta>
</office:document-meta>
</file>